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MT" svg:font-family="ArialM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riam Mono CLM" svg:font-family="'Miriam Mono CLM'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inherit" svg:font-family="inherit"/>
    <style:font-face style:name="var ff-mono" svg:font-family="'var ff-mono'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" style:family="paragraph" style:parent-style-name="Preformatted_20_Text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3" style:family="paragraph" style:parent-style-name="Preformatted_20_Text">
      <style:text-properties officeooo:rsid="0014f672" officeooo:paragraph-rsid="0014f672"/>
    </style:style>
    <style:style style:name="P4" style:family="paragraph" style:parent-style-name="Preformatted_20_Text">
      <style:paragraph-properties fo:margin-top="0cm" fo:margin-bottom="0cm" style:contextual-spacing="false" fo:text-align="start" style:justify-single-word="false" fo:orphans="2" fo:widows="2" fo:padding="0cm" fo:border="none"/>
      <style:text-properties style:font-name="Miriam Mono CLM" fo:font-size="12pt" style:font-size-asian="12pt" style:font-size-complex="12pt"/>
    </style:style>
    <style:style style:name="P5" style:family="paragraph" style:parent-style-name="Standard">
      <style:text-properties officeooo:rsid="0014040e" officeooo:paragraph-rsid="0014040e"/>
    </style:style>
    <style:style style:name="P6" style:family="paragraph" style:parent-style-name="Standard" style:list-style-name="L1">
      <style:text-properties officeooo:rsid="0014040e" officeooo:paragraph-rsid="0014040e"/>
    </style:style>
    <style:style style:name="P7" style:family="paragraph" style:parent-style-name="Standard" style:list-style-name="L1">
      <style:text-properties officeooo:paragraph-rsid="0014040e"/>
    </style:style>
    <style:style style:name="P8" style:family="paragraph" style:parent-style-name="Standard">
      <style:text-properties officeooo:rsid="0014f672" officeooo:paragraph-rsid="0014f672"/>
    </style:style>
    <style:style style:name="P9" style:family="paragraph" style:parent-style-name="Standard" style:list-style-name="L5">
      <style:text-properties officeooo:rsid="0014f672" officeooo:paragraph-rsid="0014f672"/>
    </style:style>
    <style:style style:name="P10" style:family="paragraph" style:parent-style-name="Standard">
      <style:text-properties officeooo:paragraph-rsid="0014f672"/>
    </style:style>
    <style:style style:name="P11" style:family="paragraph" style:parent-style-name="Standard" style:list-style-name="L4">
      <style:text-properties officeooo:paragraph-rsid="0014f672"/>
    </style:style>
    <style:style style:name="P12" style:family="paragraph" style:parent-style-name="Standard">
      <style:text-properties style:font-name="Miriam Mono CLM" officeooo:rsid="0014f672" officeooo:paragraph-rsid="0014f672"/>
    </style:style>
    <style:style style:name="P13" style:family="paragraph" style:parent-style-name="Text_20_body">
      <style:text-properties style:font-name="ArialMT" fo:font-size="16pt" fo:background-color="#ffffff"/>
    </style:style>
    <style:style style:name="P14" style:family="paragraph" style:parent-style-name="Text_20_body">
      <style:paragraph-properties fo:break-before="page"/>
      <style:text-properties style:font-name="ArialMT" fo:font-size="16pt" fo:background-color="#ffffff"/>
    </style:style>
    <style:style style:name="P15" style:family="paragraph" style:parent-style-name="Text_20_body">
      <style:paragraph-properties fo:break-before="page"/>
      <style:text-properties fo:background-color="#ffffff"/>
    </style:style>
    <style:style style:name="T1" style:family="text">
      <style:text-properties style:font-name="ArialMT" fo:font-size="16pt"/>
    </style:style>
    <style:style style:name="T2" style:family="text">
      <style:text-properties style:font-name="ArialMT" fo:font-size="11pt"/>
    </style:style>
    <style:style style:name="T3" style:family="text">
      <style:text-properties style:font-name="ArialMT" fo:font-size="12pt" officeooo:rsid="0014da98" fo:background-color="#ffffff" loext:char-shading-value="0" style:font-size-asian="12pt" style:font-size-complex="12pt"/>
    </style:style>
    <style:style style:name="T4" style:family="text">
      <style:text-properties officeooo:rsid="0014040e"/>
    </style:style>
    <style:style style:name="T5" style:family="text">
      <style:text-properties officeooo:rsid="0014f672"/>
    </style:style>
    <style:style style:name="T6" style:family="text">
      <style:text-properties fo:font-variant="normal" fo:text-transform="none" style:font-name="inherit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7" style:family="text">
      <style:text-properties fo:font-variant="normal" fo:text-transform="none" style:font-name="Miriam Mono CLM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8" style:family="text">
      <style:text-properties fo:font-variant="normal" fo:text-transform="none" style:font-name="Miriam Mono CLM" fo:font-size="12pt" fo:letter-spacing="normal" fo:background-color="transparent" loext:char-shading-value="0" style:font-size-asian="12pt" style:font-size-complex="12pt" loext:padding="0cm" loext:border="non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art 1/4: Read and write some code </text:p>
      <text:p text:style-name="Text_20_body"><text:a xlink:type="simple" xlink:href="https://github.com/siciarek/php-assignment/pull/1" text:style-name="Internet_20_link" text:visited-style-name="Visited_20_Internet_20_Link"><text:span text:style-name="T3"/></text:a></text:p>
      <text:p text:style-name="Text_20_body"><text:a xlink:type="simple" xlink:href="https://github.com/siciarek/php-assignment/pull/1" text:style-name="Internet_20_link" text:visited-style-name="Visited_20_Internet_20_Link"><text:span text:style-name="T3">https://github.com/siciarek/php-assignment/pull/1</text:span></text:a></text:p>
      <text:p text:style-name="Standard"/>
      <text:p text:style-name="P14">Part 2/4: Checking a Pull Request </text:p>
      <text:p text:style-name="Standard"/>
      <text:list text:style-name="L4">
        <text:list-item>
          <text:p text:style-name="P11"><text:span text:style-name="T5">The logic should be wrapped by the method/function (I do not context OOP/Functional) which interface should base on the documentation eg.</text:span></text:p>
        </text:list-item>
      </text:list>
      <text:p text:style-name="P10"/>
      <text:p text:style-name="P12">function fetchAuthInfo(string $endpoint, string $clientId, string $email, string, $name) ? Array;</text:p>
      <text:p text:style-name="P8"/>
      <text:list xml:id="list2124268110" text:style-name="L5">
        <text:list-item>
          <text:p text:style-name="P9">Endpoint url should be validated before the request</text:p>
        </text:list-item>
        <text:list-item>
          <text:p text:style-name="P9">Address email should be validated before the request</text:p>
        </text:list-item>
        <text:list-item>
          <text:p text:style-name="P9">We can provide some default values if they are known</text:p>
        </text:list-item>
        <text:list-item>
          <text:p text:style-name="P9">The entire url should be built inside method using <text:span text:style-name="Source_20_Text"><text:span text:style-name="T6">http_build_query function</text:span></text:span></text:p>
        </text:list-item>
        <text:list-item>
          <text:p text:style-name="P9">The solution given in the sample does not use POST method, it should be provided by context parameter</text:p>
        </text:list-item>
      </text:list>
      <text:p text:style-name="P3"><text:span text:style-name="Source_20_Text"><text:span text:style-name="T7"/></text:span></text:p>
      <text:p text:style-name="P3"><text:span text:style-name="Source_20_Text"><text:span text:style-name="T7">$opts = array('http' =&gt;</text:span></text:span></text:p>
      <text:p text:style-name="P1"><text:span text:style-name="Source_20_Text"><text:span text:style-name="T8"><text:s text:c="4"/></text:span></text:span><text:span text:style-name="Source_20_Text"><text:span text:style-name="T7">array(</text:span></text:span></text:p>
      <text:p text:style-name="P1"><text:span text:style-name="Source_20_Text"><text:span text:style-name="T8"><text:s text:c="8"/></text:span></text:span><text:span text:style-name="Source_20_Text"><text:span text:style-name="T7">'method' <text:s/>=&gt; 'POST',</text:span></text:span></text:p>
      <text:p text:style-name="P1"><text:span text:style-name="Source_20_Text"><text:span text:style-name="T8"><text:s text:c="8"/></text:span></text:span><text:span text:style-name="Source_20_Text"><text:span text:style-name="T7">'header' <text:s/>=&gt; 'Content-Type: application/x-www-form-urlencoded',</text:span></text:span></text:p>
      <text:p text:style-name="P1"><text:span text:style-name="Source_20_Text"><text:span text:style-name="T8"><text:s text:c="8"/></text:span></text:span><text:span text:style-name="Source_20_Text"><text:span text:style-name="T7">'content' =&gt; $postdata</text:span></text:span></text:p>
      <text:p text:style-name="P2"><text:span text:style-name="Source_20_Text"><text:span text:style-name="T8"><text:s text:c="4"/></text:span></text:span><text:span text:style-name="Source_20_Text"><text:span text:style-name="T7">)</text:span></text:span></text:p>
      <text:p text:style-name="P2"><text:span text:style-name="Source_20_Text"><text:span text:style-name="T7">);</text:span></text:span></text:p>
      <text:p text:style-name="P4"/>
      <text:p text:style-name="P1"><text:span text:style-name="Source_20_Text"><text:span text:style-name="T7">$context <text:s/>= stream_context_create($opts);</text:span></text:span></text:p>
      <text:p text:style-name="P4"/>
      <text:p text:style-name="P1"><text:span text:style-name="Source_20_Text"><text:span text:style-name="T7">$result = file_get_contents('http://example.com/submit.php', false, $context);</text:span></text:span></text:p>
      <text:p text:style-name="P1"><text:span text:style-name="Source_20_Text"><text:span text:style-name="T7"/></text:span></text:p>
      <text:list xml:id="list21630218816226" text:continue-numbering="true" text:style-name="L5">
        <text:list-item>
          <text:p text:style-name="P9">But I will strongly recommend using other approach than file_get_contents, more verbose and more efficient like curl or GuzzleHttp. I am also not sure if file_get_contents is redirect friendly.</text:p>
        </text:list-item>
      </text:list>
      <text:p text:style-name="P8"/>
      <text:p text:style-name="P8"/>
      <text:p text:style-name="P14">Part 3/4: Refactor the following piece of legacy code </text:p>
      <text:p text:style-name="Standard"/>
      <text:p text:style-name="P15"><text:span text:style-name="T1">Part 4/4: A question<text:line-break/></text:span><text:span text:style-name="T2">Would you use a class/library provided by an external framework in your code, why or why not? </text:span></text:p>
      <text:p text:style-name="P5"/>
      <text:p text:style-name="P5">Sure, but not every framework and not every library, I have a couple of conditions when I do (I assume that we consider Open Source code):</text:p>
      <text:p text:style-name="P5"/>
      <text:list xml:id="list4201751186" text:style-name="L1">
        <text:list-item>
          <text:p text:style-name="P6">First we should rather follow the reqiements than the fashion.</text:p>
        </text:list-item>
        <text:list-item>
          <text:p text:style-name="P7"><text:span text:style-name="T4">Should not be too old, a lot of libraries provide some interesting features but they are outdated and abandoned by authors, using those is not a good idea.</text:span></text:p>
        </text:list-item>
        <text:list-item>
          <text:p text:style-name="P6">Should ber reliable, good idea to use commonly known sources like pip, nodejs, pecl. More popular is better.</text:p>
        </text:list-item>
        <text:list-item>
          <text:p text:style-name="P6">Should follow good practices, eg. No side effects, no legacy code, no legal issues.</text:p>
        </text:list-item>
        <text:list-item>
          <text:p text:style-name="P6">Use frozen versions, especially for prod releases.</text:p>
        </text:list-item>
        <text:list-item>
          <text:p text:style-name="P6">Well documented, we should check if it is popular among other developers.</text:p>
        </text:list-item>
        <text:list-item>
          <text:p text:style-name="P6">Do not require to many adjustments in our codebase (of course it need some analysis, and if it’s worth more effort, we should try to use it)</text:p>
        </text:list-item>
        <text:list-item>
          <text:p text:style-name="P6">And last, but not least should provide some added value, eg. Save time of development, let us remove some legacy code, improve performance, etc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MT" svg:font-family="ArialM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riam Mono CLM" svg:font-family="'Miriam Mono CLM'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inherit" svg:font-family="inherit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00:58:51.873922451</meta:creation-date>
    <dc:date>2022-09-20T01:46:16.633695025</dc:date>
    <meta:editing-duration>PT47M23S</meta:editing-duration>
    <meta:editing-cycles>3</meta:editing-cycles>
    <meta:generator>LibreOffice/7.4.1.2$MacOSX_X86_64 LibreOffice_project/3c58a8f3a960df8bc8fd77b461821e42c061c5f0</meta:generator>
    <meta:document-statistic meta:table-count="0" meta:image-count="0" meta:object-count="0" meta:page-count="4" meta:paragraph-count="31" meta:word-count="366" meta:character-count="2302" meta:non-whitespace-character-count="1943"/>
  </office:meta>
</office:document-meta>
</file>